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Liberation Sans" fo:font-size="14pt" officeooo:rsid="000bc68e" officeooo:paragraph-rsid="000bc68e" style:font-size-asian="14pt" style:font-size-complex="14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Sans" fo:font-size="14pt" fo:font-weight="bold" officeooo:rsid="000bc68e" officeooo:paragraph-rsid="000bc68e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end" style:justify-single-word="false"/>
      <style:text-properties style:font-name="Liberation Sans" fo:font-size="14pt" fo:font-weight="bold" officeooo:rsid="000bc68e" officeooo:paragraph-rsid="000bc68e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style:font-name="Liberation Sans" fo:font-size="14pt" fo:font-weight="bold" officeooo:rsid="001d696d" officeooo:paragraph-rsid="001d696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style:font-name="Liberation Sans" fo:font-size="14pt" fo:font-weight="bold" officeooo:rsid="0020d465" officeooo:paragraph-rsid="0020d465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Sans" fo:font-size="14pt" fo:font-style="normal" fo:font-weight="normal" officeooo:rsid="000c22c0" officeooo:paragraph-rsid="000c22c0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Sans" fo:font-size="14pt" fo:font-style="normal" fo:font-weight="normal" officeooo:rsid="000c22c0" officeooo:paragraph-rsid="000c22c0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style:font-name="Liberation Sans" fo:font-size="14pt" fo:font-style="normal" fo:font-weight="bold" officeooo:rsid="000bc68e" officeooo:paragraph-rsid="001cc580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Sans" fo:font-size="16pt" fo:font-weight="bold" officeooo:rsid="000bc68e" officeooo:paragraph-rsid="000bc68e" style:font-size-asian="14pt" style:font-weight-asian="bold" style:font-size-complex="16pt" style:font-weight-complex="bold"/>
    </style:style>
    <style:style style:name="P10" style:family="paragraph" style:parent-style-name="Standard">
      <style:paragraph-properties fo:line-height="115%" fo:text-align="start" style:justify-single-word="false"/>
      <style:text-properties style:font-name="Liberation Sans" fo:font-size="16pt" fo:font-weight="bold" officeooo:rsid="00220c30" officeooo:paragraph-rsid="00220c30" style:font-size-asian="14pt" style:font-weight-asian="bold" style:font-size-complex="16pt" style:font-weight-complex="bold"/>
    </style:style>
    <style:style style:name="P11" style:family="paragraph" style:parent-style-name="Standard">
      <style:paragraph-properties fo:line-height="115%" fo:text-align="center" style:justify-single-word="false"/>
      <style:text-properties style:font-name="Liberation Sans" fo:font-size="16pt" fo:font-style="normal" fo:font-weight="bold" officeooo:rsid="001cc580" officeooo:paragraph-rsid="001cc580" style:font-size-asian="14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paragraph-properties fo:line-height="115%" fo:text-align="start" style:justify-single-word="false"/>
      <style:text-properties style:font-name="Liberation Sans" fo:font-size="16pt" fo:font-style="normal" fo:font-weight="bold" officeooo:rsid="002f9c0b" officeooo:paragraph-rsid="002f9c0b" style:font-size-asian="14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 fo:line-height="115%" fo:text-align="end" style:justify-single-word="false"/>
      <style:text-properties style:font-name="Liberation Sans" fo:font-size="12pt" fo:font-style="italic" fo:font-weight="normal" officeooo:rsid="000bc68e" officeooo:paragraph-rsid="000bc68e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line-height="115%" fo:text-align="center" style:justify-single-word="false"/>
      <style:text-properties style:font-name="Liberation Sans" fo:font-size="12pt" officeooo:paragraph-rsid="000c22c0" style:font-size-asian="12pt" style:font-size-complex="12pt"/>
    </style:style>
    <style:style style:name="P15" style:family="paragraph" style:parent-style-name="Standard">
      <style:paragraph-properties fo:line-height="115%" fo:text-align="start" style:justify-single-word="false"/>
      <style:text-properties style:font-name="Liberation Sans" fo:font-size="12pt" officeooo:paragraph-rsid="000c22c0" style:font-size-asian="12pt" style:font-size-complex="12pt"/>
    </style:style>
    <style:style style:name="P16" style:family="paragraph" style:parent-style-name="Standard">
      <style:paragraph-properties fo:line-height="115%" fo:text-align="start" style:justify-single-word="false"/>
      <style:text-properties style:font-name="Liberation Sans" fo:font-size="12pt" officeooo:paragraph-rsid="0020d465" style:font-size-asian="12pt" style:font-size-complex="12pt"/>
    </style:style>
    <style:style style:name="P17" style:family="paragraph" style:parent-style-name="Standard">
      <style:paragraph-properties fo:line-height="115%" fo:text-align="start" style:justify-single-word="false"/>
      <style:text-properties style:font-name="Liberation Sans" fo:font-size="12pt" fo:font-weight="bold" officeooo:rsid="001cc580" officeooo:paragraph-rsid="001cc580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15%" fo:text-align="start" style:justify-single-word="false"/>
      <style:text-properties style:font-name="Liberation Sans" fo:font-size="12pt" fo:font-weight="bold" officeooo:rsid="0020d465" officeooo:paragraph-rsid="0020d465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15%" fo:text-align="start" style:justify-single-word="false"/>
      <style:text-properties style:font-name="Liberation Sans" fo:font-size="12pt" fo:font-weight="bold" officeooo:rsid="0024f9ee" officeooo:paragraph-rsid="00470aa0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115%" fo:text-align="start" style:justify-single-word="false"/>
      <style:text-properties style:font-name="Liberation Sans" fo:font-size="12pt" fo:font-weight="normal" officeooo:rsid="00220c30" officeooo:paragraph-rsid="00225cca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line-height="115%" fo:text-align="start" style:justify-single-word="false"/>
      <style:text-properties style:font-name="Liberation Sans" fo:font-size="12pt" fo:font-weight="normal" officeooo:rsid="001cc580" officeooo:paragraph-rsid="001cc580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line-height="115%" fo:text-align="start" style:justify-single-word="false"/>
      <style:text-properties style:font-name="Liberation Sans" fo:font-size="12pt" fo:font-weight="normal" officeooo:rsid="001d696d" officeooo:paragraph-rsid="001d696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line-height="115%" fo:text-align="start" style:justify-single-word="false"/>
      <style:text-properties style:font-name="Liberation Sans" fo:font-size="12pt" fo:font-weight="normal" officeooo:rsid="0020d465" officeooo:paragraph-rsid="0020d465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line-height="115%" fo:text-align="start" style:justify-single-word="false"/>
      <style:text-properties style:font-name="Liberation Sans" fo:font-size="12pt" fo:font-weight="normal" officeooo:rsid="0021e2c0" officeooo:paragraph-rsid="0020d465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15%" fo:text-align="start" style:justify-single-word="false"/>
      <style:text-properties style:font-name="Liberation Sans" fo:font-size="12pt" fo:font-weight="normal" officeooo:rsid="0021e2c0" officeooo:paragraph-rsid="003fe194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normal" officeooo:rsid="0024f9ee" officeooo:paragraph-rsid="00225cca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normal" officeooo:rsid="00254d7c" officeooo:paragraph-rsid="0024f9ee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normal" officeooo:rsid="0025e5b3" officeooo:paragraph-rsid="0025e5b3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normal" officeooo:rsid="002f9c0b" officeooo:paragraph-rsid="002f9c0b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normal" officeooo:rsid="0024f9ee" officeooo:paragraph-rsid="0024f9ee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bold" officeooo:rsid="0024f9ee" officeooo:paragraph-rsid="0024f9ee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bold" officeooo:rsid="002f9c0b" officeooo:paragraph-rsid="002f9c0b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line-height="115%" fo:text-align="center" style:justify-single-word="false"/>
      <style:text-properties style:font-name="Liberation Sans" fo:font-size="18pt" fo:font-style="normal" fo:font-weight="bold" officeooo:rsid="001cc580" officeooo:paragraph-rsid="001cc580" style:font-size-asian="18pt" style:font-style-asian="normal" style:font-weight-asian="bold" style:font-size-complex="18pt" style:font-style-complex="normal" style:font-weight-complex="bold"/>
    </style:style>
    <style:style style:name="P34" style:family="paragraph" style:parent-style-name="Standard">
      <style:paragraph-properties fo:line-height="115%" fo:text-align="start" style:justify-single-word="false"/>
      <style:text-properties officeooo:paragraph-rsid="0034cc77"/>
    </style:style>
    <style:style style:name="P35" style:family="paragraph" style:parent-style-name="Standard">
      <style:paragraph-properties fo:line-height="115%" fo:text-align="start" style:justify-single-word="false"/>
      <style:text-properties officeooo:paragraph-rsid="003b7230"/>
    </style:style>
    <style:style style:name="P36" style:family="paragraph" style:parent-style-name="Standard">
      <style:paragraph-properties fo:margin-left="0cm" fo:margin-right="0cm" fo:line-height="115%" fo:text-align="center" style:justify-single-word="false" fo:text-indent="1.251cm" style:auto-text-indent="false"/>
      <style:text-properties style:font-name="Liberation Sans" fo:font-size="14pt" officeooo:rsid="000bc68e" officeooo:paragraph-rsid="000bc68e" style:font-size-asian="14pt" style:font-size-complex="14pt"/>
    </style:style>
    <style:style style:name="P37" style:family="paragraph" style:parent-style-name="Standard" style:list-style-name="L1">
      <style:paragraph-properties fo:line-height="115%" fo:text-align="start" style:justify-single-word="false"/>
      <style:text-properties style:font-name="Liberation Sans" fo:font-size="12pt" fo:font-weight="bold" officeooo:rsid="0025e5b3" officeooo:paragraph-rsid="0025e5b3" style:font-size-asian="12pt" style:font-weight-asian="bold" style:font-size-complex="12pt" style:font-weight-complex="bold"/>
    </style:style>
    <style:style style:name="P38" style:family="paragraph" style:parent-style-name="Standard" style:list-style-name="L1">
      <style:paragraph-properties fo:line-height="115%" fo:text-align="start" style:justify-single-word="false"/>
      <style:text-properties style:font-name="Liberation Sans" fo:font-size="12pt" fo:font-style="normal" fo:font-weight="normal" officeooo:rsid="0025e5b3" officeooo:paragraph-rsid="0025e5b3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254d7c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5e5b3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style:font-size-asian="10.5pt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d696d" style:font-size-asian="10.5pt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54d7c" style:font-size-asian="10.5pt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5e5b3" style:font-size-asian="10.5pt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fd240" style:font-size-asian="10.5pt" style:font-style-asian="normal" style:font-weight-asian="normal" style:font-style-complex="normal" style:font-weight-complex="normal"/>
    </style:style>
    <style:style style:name="T9" style:family="text">
      <style:text-properties fo:font-style="normal" officeooo:rsid="00225cca" style:font-style-asian="normal" style:font-style-complex="normal"/>
    </style:style>
    <style:style style:name="T10" style:family="text">
      <style:text-properties fo:font-style="normal" officeooo:rsid="0024f9ee" style:font-style-asian="normal" style:font-style-complex="normal"/>
    </style:style>
    <style:style style:name="T11" style:family="text">
      <style:text-properties fo:font-style="normal" officeooo:rsid="00424c28" style:font-style-asian="normal" style:font-style-complex="normal"/>
    </style:style>
    <style:style style:name="T12" style:family="text">
      <style:text-properties fo:font-style="normal" officeooo:rsid="00444a39" style:font-style-asian="normal" style:font-style-complex="normal"/>
    </style:style>
    <style:style style:name="T13" style:family="text">
      <style:text-properties fo:font-style="normal" officeooo:rsid="0045177e" style:font-style-asian="normal" style:font-style-complex="normal"/>
    </style:style>
    <style:style style:name="T14" style:family="text">
      <style:text-properties fo:font-style="normal" officeooo:rsid="004683b5" style:font-style-asian="normal" style:font-style-complex="normal"/>
    </style:style>
    <style:style style:name="T15" style:family="text">
      <style:text-properties officeooo:rsid="001cc580"/>
    </style:style>
    <style:style style:name="T16" style:family="text">
      <style:text-properties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1f2787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220c30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3fe194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weight="normal" style:font-size-asian="12.25pt" style:font-weight-asian="normal" style:font-weight-complex="normal"/>
    </style:style>
    <style:style style:name="T22" style:family="text">
      <style:text-properties officeooo:rsid="001cead3"/>
    </style:style>
    <style:style style:name="T23" style:family="text">
      <style:text-properties fo:font-weight="bold" officeooo:rsid="0020d465" style:font-weight-asian="bold" style:font-weight-complex="bold"/>
    </style:style>
    <style:style style:name="T24" style:family="text">
      <style:text-properties officeooo:rsid="002217d1"/>
    </style:style>
    <style:style style:name="T25" style:family="text">
      <style:text-properties fo:font-style="italic" officeooo:rsid="00225cca" style:font-style-asian="italic" style:font-style-complex="italic"/>
    </style:style>
    <style:style style:name="T26" style:family="text">
      <style:text-properties officeooo:rsid="002f38e9"/>
    </style:style>
    <style:style style:name="T27" style:family="text">
      <style:text-properties style:font-name="Liberation Sans" fo:font-size="12pt" fo:font-style="normal" fo:font-weight="normal" officeooo:rsid="002f9c0b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Liberation Sans" fo:font-size="12pt" fo:font-style="normal" fo:font-weight="normal" officeooo:rsid="002fbf88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Liberation Sans" fo:font-size="12pt" fo:font-style="normal" fo:font-weight="normal" officeooo:rsid="0033100b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Liberation Sans" fo:font-size="12pt" fo:font-style="normal" fo:font-weight="normal" officeooo:rsid="0034cc77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Liberation Sans" fo:font-size="12pt" fo:font-style="normal" fo:font-weight="normal" officeooo:rsid="00489f71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Liberation Sans" fo:font-size="12pt" fo:font-style="normal" fo:font-weight="normal" officeooo:rsid="0034cc77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Liberation Sans" fo:font-size="12pt" fo:font-style="normal" fo:font-weight="normal" officeooo:rsid="0036cb1e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Liberation Sans" fo:font-size="12pt" fo:font-style="normal" fo:font-weight="normal" officeooo:rsid="0038c146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Liberation Sans" fo:font-size="12pt" fo:font-style="normal" fo:font-weight="normal" officeooo:rsid="003926ac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Liberation Sans" fo:font-size="12pt" fo:font-style="normal" fo:font-weight="normal" officeooo:rsid="003b21c6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Liberation Sans" fo:font-size="12pt" fo:font-style="normal" fo:font-weight="normal" officeooo:rsid="003b7230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Liberation Sans" fo:font-size="12pt" fo:font-style="italic" fo:font-weight="normal" officeooo:rsid="0036cb1e" style:font-size-asian="12pt" style:font-style-asian="italic" style:font-weight-asian="normal" style:font-size-complex="12pt" style:font-style-complex="italic" style:font-weight-complex="normal"/>
    </style:style>
    <style:style style:name="T39" style:family="text">
      <style:text-properties style:font-name="Liberation Sans" fo:font-size="12pt" fo:font-style="italic" fo:font-weight="normal" officeooo:rsid="0038c146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style:font-name="Liberation Sans" fo:font-size="12pt" fo:font-style="italic" fo:font-weight="normal" officeooo:rsid="003926ac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style:font-name="Liberation Sans" fo:font-size="14pt" fo:font-style="normal" fo:font-weight="normal" officeooo:rsid="002fbf88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style:font-name="Liberation Sans" fo:font-size="14pt" fo:font-style="normal" fo:font-weight="normal" officeooo:rsid="0034cc77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officeooo:rsid="002ec52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E VIÇOSA</text:p>
      <text:p text:style-name="P1">CENTRO DE CIÊNCIAS EXATAS E TECNOLÓGICAS</text:p>
      <text:p text:style-name="P1">DEPARTAMENTO DE INFORMÁTICA</text:p>
      <text:p text:style-name="P1"/>
      <text:p text:style-name="P1"/>
      <text:p text:style-name="P1"/>
      <text:p text:style-name="P1"/>
      <text:p text:style-name="P36"/>
      <text:p text:style-name="P2">PROJETO FINAL DE CURSO</text:p>
      <text:p text:style-name="P2"/>
      <text:p text:style-name="P2"/>
      <text:p text:style-name="P9"/>
      <text:p text:style-name="P9"/>
      <text:p text:style-name="P9">BIBLIOTECA PARA <text:span text:style-name="T15">MATEMÁTICA</text:span> SIMBÓLICA EM C++</text:p>
      <text:p text:style-name="P9"/>
      <text:p text:style-name="P9"/>
      <text:p text:style-name="P9"/>
      <text:p text:style-name="P3">Arthur Gonçalves do Carmo<text:tab/><text:tab/><text:tab/></text:p>
      <text:p text:style-name="P13">Graduando em Ciência da Computação</text:p>
      <text:p text:style-name="P13"/>
      <text:p text:style-name="P13"/>
      <text:p text:style-name="P13"/>
      <text:p text:style-name="P13"/>
      <text:p text:style-name="P6">Luiz Carlos de Abreu Albuquerque</text:p>
      <text:p text:style-name="P7">(Orientador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VIÇOSA – MINAS GERAIS</text:p>
      <text:p text:style-name="P7">JUNHO – 2018</text:p>
      <text:p text:style-name="P7"/>
      <text:p text:style-name="P7"/>
      <text:p text:style-name="P33"><text:soft-page-break/>RESUMO</text:p>
      <text:p text:style-name="P11"/>
      <text:p text:style-name="P8"/>
      <text:p text:style-name="P8">BIBLIOTECA PARA <text:span text:style-name="T22">MATEMÁTICA </text:span>SIMBÓLICA EM C++</text:p>
      <text:p text:style-name="P14"/>
      <text:p text:style-name="P15"/>
      <text:p text:style-name="P15"/>
      <text:p text:style-name="P15"><text:tab/><text:span text:style-name="T15">Luiz Carlos de Abreu Albuquerque (Orientador)</text:span></text:p>
      <text:p text:style-name="P15"><text:tab/><text:span text:style-name="T15">Arthur Gonçalves do Carmo (Estudante)</text:span></text:p>
      <text:p text:style-name="P15"/>
      <text:p text:style-name="P14"/>
      <text:p text:style-name="P14"/>
      <text:p text:style-name="P17">RESUMO</text:p>
      <text:p text:style-name="P21"/>
      <text:p text:style-name="P4"><text:span text:style-name="T16">Matemática simbólica é a área da computação que se preocupa </text:span><text:span text:style-name="T19">com</text:span><text:span text:style-name="T16"> representar e manipular equações e expressões matemáticas de forma simbólica, em oposição aos métodos de manipulação </text:span><text:span text:style-name="T18">por</text:span><text:span text:style-name="T16"> aproximaç</text:span><text:span text:style-name="T18">ão </text:span><text:span text:style-name="T16">numérica. O objetivo do projeto é criar uma biblioteca para C++ contendo classes que representam simbolicamente alguns </text:span><text:span text:style-name="T17">dos principais </text:span><text:span text:style-name="T16">objetos matemáticos, como números inteiros e racionais, artimética modular, polinômios e expressões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8">PALAVRAS-CHAVE</text:p>
      <text:p text:style-name="P5"><text:span text:style-name="T21"><text:tab/></text:span><text:span text:style-name="T20">matemática </text:span><text:span text:style-name="T16">simbólica; aritmética de precisão múltipla; expressões matemáticas;</text:span></text:p>
      <text:p text:style-name="P23"/>
      <text:p text:style-name="P18">ÁREA DE CONHECIMENTO</text:p>
      <text:p text:style-name="P16"><text:span text:style-name="T23"><text:tab/></text:span>1.03.02.01- 8 - Matemática Simbólica</text:p>
      <text:p text:style-name="P16"/>
      <text:p text:style-name="P18">LINHA DE PESQUISA</text:p>
      <text:p text:style-name="P25"><text:tab/><text:span text:style-name="T43">DPI-040 - </text:span>Sistemas de Informação</text:p>
      <text:p text:style-name="P24"/>
      <text:p text:style-name="P24"/>
      <text:p text:style-name="P24"/>
      <text:p text:style-name="P24"/>
      <text:p text:style-name="P10"><text:soft-page-break/>1 – Introdução</text:p>
      <text:p text:style-name="P10"/>
      <text:p text:style-name="P20"><text:tab/><text:span text:style-name="T24">A matemática simbólica é um campo já muito bem estudado na computação. A dificuldade de se criar métodos mais eficientes do que os já existentes levam a uma relativa ausência de opções para bibliotecas para aritmética de precisão múltipla e representação simbólica. O mesmo não pode ser dito, entretanto, sobre sistemas de manipulação algébrica simbólica, chamados CAS (</text:span><text:span text:style-name="T25">Computer Algebra System</text:span><text:span text:style-name="T9">), que são </text:span><text:span text:style-name="T11">produtos de </text:span><text:span text:style-name="T9">software completos para o mesmo fim, e possuem grande variedade, muitas vezes se diferenciando um do outro por trabalharem com campos bem distintos </text:span><text:span text:style-name="T11">de aplicação </text:span><text:span text:style-name="T9">da matemática.</text:span></text:p>
      <text:p text:style-name="P20"><text:span text:style-name="T9"><text:tab/>É </text:span><text:span text:style-name="T12">fácil</text:span><text:span text:style-name="T9"> notar que a matemática simbólica é mais interessante d</text:span><text:span text:style-name="T13">o</text:span><text:span text:style-name="T9"> ponto de vista teórico do que do prático. Para a maioria das aplicações, as aproximações em ponto flutuante são suficientemente precisas</text:span><text:span text:style-name="T10"> e, quando não são, é mais interessante a aritmética de precisão múltipla do que resultados simbólicos. As aplicações que se beneficiam da matemática simbólica são em sua maior parte d</text:span><text:span text:style-name="T14">a área da </text:span><text:span text:style-name="T10">matemátic</text:span><text:span text:style-name="T14">a</text:span><text:span text:style-name="T10"> e da física teórica. Além disso, a matemática simbólica pode ser considerada uma área pertinente aos limites da computação, e também uma forma de analisar a própria abordagem humana em relação à matemática.</text:span></text:p>
      <text:p text:style-name="P26"/>
      <text:p text:style-name="P31">1.2 – Objetivos</text:p>
      <text:p text:style-name="P30"/>
      <text:p text:style-name="P19"><text:span text:style-name="T1"><text:tab/>O objetivo </text:span><text:span text:style-name="T3">geral </text:span><text:span text:style-name="T1">deste trabalho é </text:span><text:span text:style-name="T2">desenvolver</text:span><text:span text:style-name="T5"> uma biblioteca </text:span><text:span text:style-name="T6">para matemática simbólica em</text:span><text:span text:style-name="T5"> C++, </text:span><text:span text:style-name="T7">com classes para representar números inteiros, modulares e racionais, polinômios e expressões matemáticas</text:span><text:span text:style-name="T6">, </text:span><text:span text:style-name="T8">derivação e integração simbólicas.</text:span></text:p>
      <text:p text:style-name="P27"/>
      <text:p text:style-name="P27"><text:tab/>Os objetivos específicos deste trabalho são:</text:p>
      <text:p text:style-name="P27"/>
      <text:list xml:id="list1602856033796590457" text:style-name="L1">
        <text:list-item>
          <text:p text:style-name="P37"><text:span text:style-name="T6">E</text:span><text:span text:style-name="T4">studar técnicas e algoritmos usados em computação simbólica</text:span></text:p>
        </text:list-item>
        <text:list-item>
          <text:p text:style-name="P38">U<text:span text:style-name="T26">tiliz</text:span>ar padrões de desenvolvimento <text:span text:style-name="T26">para</text:span> software livre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2"><text:soft-page-break/>2 – Referencial Teórico</text:p>
      <text:p text:style-name="P12"/>
      <text:p text:style-name="P32">2.1 – Números de precisão múltipla</text:p>
      <text:p text:style-name="P29"><text:tab/></text:p>
      <text:p text:style-name="P34"><text:span text:style-name="T27"><text:tab/>Os computadores modernos representam números inteiros como cadeias de bits, mais comumente 32 ou 64 bits, interpretad</text:span><text:span text:style-name="T31">a</text:span><text:span text:style-name="T27">s como números inteiros em base 2. </text:span><text:span text:style-name="T28">Essa abordagem tem a limitação de poder representar, </text:span><text:span text:style-name="T30">em 64 bits,</text:span><text:span text:style-name="T28"> apenas números entre 0 e 2</text:span><text:span text:style-name="T41">⁶⁴</text:span><text:span text:style-name="T28"> – 1 (</text:span><text:span text:style-name="T29">sem usar bit de sinal</text:span><text:span text:style-name="T30">) ou entre –2</text:span><text:span text:style-name="T42">⁶³ e <text:s/></text:span><text:span text:style-name="T30">2</text:span><text:span text:style-name="T42">⁶³ – 1 </text:span><text:span text:style-name="T32">(com bit de sinal). A ideia da aritmética de precisão múltipla é representar números números inteiros cujo tamanho é limitado apenas pela memória disponível no computador.</text:span></text:p>
      <text:p text:style-name="P34"><text:span text:style-name="T32"><text:tab/></text:span><text:span text:style-name="T33">Uma excelente alternativa para trabalhar com números de precisão múltipla é a </text:span><text:span text:style-name="T38">GNU Multiple-Precision Library – GMP</text:span><text:span text:style-name="T33">, uma biblioteca escrita na linguagem C, altamente otimizada e que trabalha com números inteiros, racionais </text:span><text:span text:style-name="T34">e ponto flutuante de precisão arbitrária.</text:span></text:p>
      <text:p text:style-name="P35"><text:span text:style-name="T34"><text:tab/>É pertinente ao escopo do trabalho a criação de classes para representar números inteiros e racionais de precisão múltipla. Os algoritmos </text:span><text:span text:style-name="T36">usados </text:span><text:span text:style-name="T34">para as operações </text:span><text:span text:style-name="T37">aritméticas </text:span><text:span text:style-name="T34">básicas são descritos no livro </text:span><text:span text:style-name="T39">The Art of Computer Programming Vol. 2 Seminumerical Algorithms </text:span><text:span text:style-name="T34">(1998) </text:span><text:span text:style-name="T35">por</text:span><text:span text:style-name="T34"> </text:span><text:span text:style-name="T39">Donald Knut</text:span><text:span text:style-name="T40">h</text:span><text:span text:style-name="T3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09:08:58.838406753</meta:creation-date>
    <dc:date>2018-06-22T09:50:21.649785967</dc:date>
    <meta:editing-duration>PT9H4M10S</meta:editing-duration>
    <meta:editing-cycles>33</meta:editing-cycles>
    <meta:generator>LibreOffice/5.1.6.2$Linux_X86_64 LibreOffice_project/10m0$Build-2</meta:generator>
    <meta:document-statistic meta:table-count="0" meta:image-count="0" meta:object-count="0" meta:page-count="4" meta:paragraph-count="37" meta:word-count="567" meta:character-count="3792" meta:non-whitespace-character-count="3243"/>
  </office:meta>
</office:document-meta>
</file>